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00ff" draw:opacity="100.0%" draw:stroke="none"/>
    </style:style>
    <style:style style:family="graphic" style:name="style-3">
      <style:graphic-properties draw:fill="solid" draw:fill-color="#000000" draw:opacity="50.0%" draw:stroke="none"/>
    </style:style>
    <style:style style:family="graphic" style:name="style-4">
      <style:graphic-properties draw:fill="none" draw:stroke="solid" svg:stroke-color="#000000" draw:stroke-linejoin="round" svg:stroke-opacity="100.0%" svg:stroke-width="2.1166666mm"/>
    </style:style>
    <style:style style:family="graphic" style:name="style-5">
      <style:graphic-properties draw:fill="solid" draw:fill-color="#00fffc" draw:opacity="25.0%" draw:opacity-name="gradient-1" draw:stroke="none"/>
    </style:style>
    <style:style style:family="graphic" style:name="style-6">
      <style:graphic-properties draw:fill="solid" draw:fill-color="#fffffc" draw:opacity="66.54411554336548%" draw:opacity-name="gradient-2" draw:stroke="none"/>
    </style:style>
    <style:style style:family="graphic" style:name="style-7">
      <style:graphic-properties draw:fill="gradient" draw:fill-gradient-name="gradient-3" draw:opacity="100.0%" draw:opacity-name="gradient-4" draw:stroke="none"/>
    </style:style>
  </office:automatic-styles>
  <office:body>
    <office:drawing>
      <draw:page draw:master-page-name="Default" draw:name="page1" draw:style-name="DP1">
        <draw:g draw:id="svg3293">
          <draw:g draw:id="layer1">
            <draw:path svg:d="M 523.33215 0.0 L 102.35506 628.3238 C -76.76514 903.29974 -52.982925 1271.3516 435.36685 1231.5151 C 535.82635 1223.3202 2056.4426 1231.5151 2056.4426 1231.5151 C 2693.8313 1286.1416 2619.159 873.72345 2458.5703 666.02356 L 2025.0267 6.283329 L 523.33215 0.0 z" svg:height="12.364507mm" draw:style-name="style-2" svg:viewBox="0.0 0.0 2570.1194 1236.4507" svg:width="25.701193mm" svg:x="4.0030417mm" svg:y="19.60371mm"/>
            <draw:path svg:d="M 1888.2051 0.0015013416 L 835.6596 0.8283242 C 814.3897 1.001622 794.99396 13.413452 786.877 33.074417 C 778.76013 52.73538 783.49963 75.82433 798.4526 90.95202 C 879.1772 170.21341 908.97925 232.21678 922.476 301.79184 C 935.9727 371.36688 930.6101 452.218 931.57104 557.2801 L 937.3588 1190.6265 L 104.74818 2437.4753 C 104.17375 2438.2864 103.622345 2439.1135 103.09453 2439.9558 C -5.4075294 2620.852 -26.786709 2805.9302 31.98776 2948.452 C 90.39272 3090.0776 233.15784 3182.0269 416.4604 3172.5208 C 417.62003 3172.4607 418.60483 3172.589 419.7677 3172.5208 L 2349.5723 3174.1746 C 2546.51 3173.3462 2695.8035 3075.5376 2746.4473 2925.3008 C 2796.725 2776.1494 2751.7434 2588.1987 2606.714 2403.5757 L 2604.2336 2399.4414 L 1816.2715 1192.28 L 1801.3887 558.10693 C 1801.3606 555.0359 1801.4254 552.86835 1801.3887 549.8387 C 1801.3887 549.30396 1801.4049 548.71967 1801.3887 548.18506 C 1800.1285 448.44687 1794.5565 369.98026 1806.3496 302.61868 C 1818.5715 232.80836 1846.9777 170.84991 1926.239 90.12519 C 1941.2974 74.890526 1945.3164 51.983006 1936.9877 32.247593 C 1928.659 12.51218 1909.6254 -0.15853663 1888.2051 0.0015013416 z M 1782.3718 105.83483 C 1741.7682 165.83177 1712.5293 225.25676 1702.1699 284.42856 C 1690.0754 353.51108 1692.7417 422.94345 1694.7285 496.92206 L 1459.084 496.92206 C 1457.1562 496.81647 1455.224 496.81647 1453.2963 496.92206 C 1424.0713 498.5203 1402.0886 523.0941 1403.6869 552.31915 C 1405.285 581.54425 1429.859 604.35364 1459.084 602.7554 L 1696.3822 602.7554 L 1706.3041 1006.24493 L 1459.084 1006.24493 C 1457.1562 1006.13947 1455.224 1006.13934 1453.2963 1006.24493 C 1424.0713 1007.84326 1402.0886 1032.417 1403.6869 1061.6421 C 1405.285 1090.8672 1429.859 1113.6765 1459.084 1112.0782 L 1708.7845 1112.0782 L 1711.265 1210.4702 C 1711.4731 1220.1504 1714.3331 1229.5879 1719.5332 1237.7554 L 1908.0488 1526.3165 L 1654.2142 1526.3165 C 1652.2865 1526.2109 1650.3542 1526.2109 1648.4265 1526.3165 C 1619.2014 1527.9148 1597.219 1552.4886 1598.8171 1581.7136 C 1600.4153 1610.9387 1624.9893 1633.7482 1654.2142 1632.1499 L 1942.7754 1632.1499 C 1953.3167 1632.2991 1963.1321 1629.3684 1971.7142 1623.8816 L 2179.2468 1942.2084 L 1935.334 1942.2084 C 1933.6812 1942.1309 1932.0259 1942.1309 1930.373 1942.2084 C 1901.1481 1943.5782 1878.567 1968.3805 1879.9369 1997.6056 C 1881.3068 2026.8306 1906.109 2049.4119 1935.334 2048.0417 L 2223.8953 2048.0417 C 2231.5044 2048.1494 2238.6384 2046.0038 2245.3926 2043.0808 L 2446.3105 2350.659 L 2217.2805 2350.659 C 2215.6282 2350.5813 2213.9724 2350.5813 2212.3196 2350.659 C 2183.0947 2352.0288 2160.5137 2376.831 2161.8835 2406.0562 C 2163.2534 2435.281 2188.0557 2457.8623 2217.2805 2456.4922 L 2505.8418 2456.4922 C 2508.6423 2456.5317 2511.3884 2456.0571 2514.11 2455.6655 L 2518.2441 2461.4531 C 2519.0078 2462.8682 2519.8354 2464.2478 2520.7246 2465.5874 C 2653.115 2632.3909 2682.029 2785.7107 2646.4016 2891.4011 C 2610.7742 2997.0916 2513.0483 3067.65 2348.7454 3068.341 L 416.4604 3066.6875 C 415.35825 3066.6533 414.25528 3066.6533 413.1531 3066.6875 C 263.92923 3075.4512 172.31017 3011.6191 129.55286 2907.9375 C 86.79556 2804.2559 98.789185 2653.3384 194.04504 2494.5261 L 1034.097 1235.2749 C 1040.0437 1226.489 1043.2125 1216.1184 1043.1921 1205.5093 L 1037.4044 556.4533 C 1036.4862 456.07224 1042.972 370.3205 1025.8289 281.9481 C 1014.4998 223.5476 984.9127 165.31607 943.9734 106.66165 L 1782.3718 105.83483 z" svg:height="31.741745mm" draw:style-name="style-3" svg:viewBox="0.0 0.0 2766.2625 3174.1743" svg:width="27.662624mm" svg:x="3.028755mm" svg:y="1.1658052mm"/>
            <draw:path svg:d="M 782.82 0.5375308 C 955.6819 170.26593 929.59143 298.57513 931.47046 504.0183 L 937.4046 1152.8119 L 95.42734 2414.0798 C -108.33055 2753.7883 29.51133 3086.1543 363.71252 3066.5276 L 2296.3152 3068.4805 C 2657.5557 3066.961 2789.4512 2732.2236 2509.5042 2379.5083 L 1710.8251 1155.9478 L 1695.7933 506.1155 C 1693.9144 300.67236 1665.4813 172.86188 1835.2097 0.0 L 782.82 0.5375308 z" svg:height="30.684803mm" draw:style-name="style-4" svg:viewBox="0.0 0.0 2660.3457 3068.4805" svg:width="26.603458mm" svg:x="3.5583053mm" svg:y="1.6920066mm"/>
            <draw:path svg:d="M 784.669 0.5375308 C 957.939 170.26593 931.7869 298.57513 933.67053 504.0183 L 939.6185 1152.8119 L 95.65277 2414.0798 C -108.58636 2753.7883 29.581072 3086.1543 364.5716 3066.5276 L 2301.7388 3068.4805 C 2663.8323 3066.961 2796.0396 2732.2236 2515.431 2379.5083 L 1714.8658 1155.9478 L 1699.7987 506.1155 C 1697.9152 300.67236 1669.4148 172.86188 1839.5441 0.0 L 784.669 0.5375308 z" svg:height="30.684803mm" draw:style-name="style-5" svg:viewBox="0.0 0.0 2666.629 3068.4805" svg:width="26.666288mm" svg:x="3.5583048mm" svg:y="1.6920066mm"/>
            <draw:path svg:d="M 256.874 2827.4583 C 70.967026 2844.7537 -76.41193 2715.781 43.243835 2488.163 L 897.76447 1105.8502 L 891.48126 188.49722 C 892.0764 125.66479 884.0888 62.832405 834.93207 0.0 C 942.532 50.70245 1039.9741 104.79084 1048.5623 188.49722 L 1061.1288 1156.1162 C 1063.9514 1373.4614 726.4605 1822.696 577.9728 2085.3013 C 375.86673 2442.7322 108.40085 2707.8254 256.874 2827.4583 z" svg:height="28.290022mm" draw:style-name="style-6" svg:viewBox="0.0 0.0 1061.1464 2829.0022" svg:width="10.6114645mm" svg:x="5.2853103mm" svg:y="2.7017934mm"/>
            <draw:path svg:d="M 804.25903 2833.7415 C 990.16583 2851.0369 1062.146 2715.7808 942.4903 2488.1628 L 87.969635 1105.8502 L 94.25276 188.49722 C 93.65768 125.66481 101.64532 62.832405 150.80191 0.0 C 43.2021 50.70245 14.875545 104.79086 6.2873664 188.49722 L 0.0042390823 1149.8329 C -1.416459 1367.1919 359.80542 1797.5631 508.29318 2060.1685 C 710.3991 2417.5989 952.7321 2714.1086 804.25903 2833.7415 z" svg:height="28.352232mm" draw:style-name="style-7" svg:viewBox="0.0 0.0 1001.1467 2835.2234" svg:width="10.011468mm" svg:x="18.479614mm" svg:y="2.5240762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768" draw:border="24.174686%" draw:display-name="gradient-1" draw:end="50.599998235702515%" draw:name="gradient-1" draw:start="100.0%" draw:style="linear"/>
    <draw:opacity draw:angle="687" draw:border="30.282274%" draw:display-name="gradient-2" draw:end="0.0%" draw:name="gradient-2" draw:start="100.0%" draw:style="linear"/>
    <draw:gradient draw:angle="2907" draw:border="-71.29676%" draw:display-name="gradient-3" draw:end-color="#fffffc" draw:name="gradient-3" draw:start-color="#ffffff" draw:style="linear"/>
    <draw:opacity draw:angle="2907" draw:border="-71.29676%" draw:display-name="gradient-4" draw:end="0.0%" draw:name="gradient-4" draw:start="66.17646813392639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